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8" style:family="text">
      <style:text-properties fo:font-size="12.00pt" fo:font-weight="bold" fo:font-family="Arial" style:font-family-asian="Arial" style:font-family-complex="Arial" fo:background-color="transparent" fo:color="#ff0000"/>
    </style:style>
    <style:style style:name="T5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6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0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0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0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1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2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7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3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3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4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7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5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5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3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6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69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7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7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4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8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6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8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0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91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2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3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4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5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6" style:family="text">
      <style:text-properties fo:font-size="12.00pt" fo:font-weight="bold" fo:font-family="Arial" style:font-family-asian="Arial" style:font-family-complex="Arial" fo:background-color="transparent" fo:color="#222222"/>
    </style:style>
    <style:style style:name="T297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8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299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300" style:family="text">
      <style:text-properties fo:font-size="12.00pt" fo:font-weight="normal" fo:font-family="Arial" style:font-family-asian="Arial" style:font-family-complex="Arial" fo:background-color="transparent" fo:color="#222222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6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357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35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5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8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8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0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20.00%" fo:text-align="justify" fo:margin-bottom="7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20.00%" fo:text-align="left" fo:margin-bottom="7.50pt"/>
    </style:style>
    <style:style style:name="P8" style:family="paragraph">
      <style:paragraph-properties fo:line-height="120.00%" fo:text-align="left" fo:margin-bottom="4.65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20.00%" fo:text-align="left" fo:margin-left="-18.00pt" fo:text-indent="18.00pt" fo:margin-bottom="7.00pt"/>
    </style:style>
    <style:style style:name="P10" style:family="paragraph">
      <style:paragraph-properties fo:line-height="120.00%" fo:text-align="left" fo:margin-left="-18.00pt" fo:text-indent="18.00pt"/>
    </style:style>
    <style:style style:name="P11" style:family="paragraph">
      <style:paragraph-properties fo:line-height="12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20.00%" fo:text-align="left"/>
    </style:style>
    <style:style style:name="P14" style:family="paragraph">
      <style:paragraph-properties fo:line-height="120.00%" fo:text-align="left" fo:margin-bottom="7.00pt"/>
    </style:style>
    <style:style style:name="P15" style:family="paragraph">
      <style:paragraph-properties fo:line-height="100.00%" fo:text-align="left" fo:margin-top="7.00pt" fo:margin-bottom="6.00pt"/>
    </style:style>
    <style:style style:name="P16" style:family="paragraph">
      <style:paragraph-properties fo:line-height="120.00%" fo:text-align="left" fo:margin-bottom="7.50pt"/>
    </style:style>
    <style:style style:name="P17" style:family="paragraph">
      <style:paragraph-properties fo:line-height="100.00%" fo:text-align="left" fo:margin-bottom="7.50p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20.00%" fo:text-align="left" fo:margin-left="-18.00pt" fo:text-indent="18.00pt" fo:margin-bottom="7.50pt"/>
    </style:style>
    <style:style style:name="P19" style:family="paragraph">
      <style:paragraph-properties fo:line-height="100.00%" fo:text-align="left" fo:margin-left="-18.00pt" fo:text-indent="18.00pt" fo:margin-bottom="7.50pt"/>
    </style:style>
    <style:style style:name="P20" style:family="paragraph">
      <style:paragraph-properties fo:line-height="120.00%" fo:text-align="left" fo:margin-left="-18.00pt" fo:text-indent="18.00pt" fo:margin-bottom="7.50pt"/>
    </style:style>
    <style:style style:name="P21" style:family="paragraph">
      <style:paragraph-properties fo:line-height="120.00%" fo:text-align="left" fo:margin-bottom="7.50pt"/>
    </style:style>
    <style:style style:name="P22" style:family="paragraph">
      <style:paragraph-properties fo:line-height="100.00%" fo:text-align="left" fo:margin-bottom="7.5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20.00%" fo:text-align="left" fo:margin-bottom="7.00pt"/>
    </style:style>
    <style:style style:name="P25" style:family="paragraph">
      <style:paragraph-properties fo:line-height="120.00%" fo:text-align="justify" fo:margin-bottom="7.00pt"/>
    </style:style>
    <style:style style:name="P26" style:family="paragraph">
      <style:paragraph-properties fo:line-height="120.00%" fo:text-align="left" fo:margin-bottom="7.00pt"/>
    </style:style>
    <style:style style:name="P27" style:family="paragraph">
      <style:paragraph-properties fo:line-height="120.00%" fo:text-align="justify" fo:margin-bottom="7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20.00%" fo:text-align="left" fo:margin-bottom="7.50pt"/>
    </style:style>
    <style:style style:name="P30" style:family="paragraph">
      <style:paragraph-properties fo:line-height="120.00%" fo:text-align="left"/>
    </style:style>
  </office:automatic-styles>
  <office:body>
    <office:text>
      <text:p text:style-name="P1"><text:span text:style-name="T1">William</text:span><text:span text:style-name="T2"><text:s/></text:span><text:span text:style-name="T3">Shakespeare<text:s/></text:span><text:span text:style-name="T4">- HAMLET</text:span><text:span text:style-name="T5"/></text:p>
      <text:p text:style-name="P1"><text:span text:style-name="T6"/></text:p>
      <text:p text:style-name="P2"><text:span text:style-name="T7">I<text:s/></text:span><text:span text:style-name="T8">čast</text:span></text:p>
      <text:p text:style-name="P3"><text:span text:style-name="T9">Literární druh</text:span><text:span text:style-name="T10">:</text:span><text:span text:style-name="T11"><text:s/>DRAMA</text:span></text:p>
      <text:p text:style-name="P3"><text:span text:style-name="T11"/></text:p>
      <text:p text:style-name="P3"><text:span text:style-name="T12">Literární<text:s/></text:span><text:span text:style-name="T13">žanr:</text:span><text:span text:style-name="T14"><text:s/>TRAG</text:span><text:span text:style-name="T15">ÉDIE</text:span></text:p>
      <text:p text:style-name="P3"><text:span text:style-name="T15"/></text:p>
      <text:p text:style-name="P3"><text:span text:style-name="T16">T</text:span><text:span text:style-name="T17">é</text:span><text:span text:style-name="T18">ma</text:span><text:span text:style-name="T19">:</text:span><text:span text:style-name="T20"><text:s/></text:span><text:span text:style-name="T21">Život a smrt, pomsta</text:span></text:p>
      <text:p text:style-name="P3"><text:span text:style-name="T21"/></text:p>
      <text:p text:style-name="P3"><text:span text:style-name="T22">Motiv</text:span><text:span text:style-name="T23">:<text:s/></text:span><text:span text:style-name="T24">být</text:span><text:span text:style-name="T25">-</text:span><text:span text:style-name="T26">nebýt</text:span><text:span text:style-name="T27">, pravda-le</text:span><text:span text:style-name="T28">ž </text:span></text:p>
      <text:p text:style-name="P3"><text:span text:style-name="T28"/></text:p>
      <text:p text:style-name="P4"><text:span text:style-name="T29">Časoprostor</text:span><text:span text:style-name="T30"><text:s/>-<text:s/></text:span><text:span text:style-name="T31"><text:s/>D</text:span><text:span text:style-name="T32">á</text:span><text:span text:style-name="T33">nsko, st</text:span><text:span text:style-name="T34">ředověk (asi 15 stol.)<text:s text:c="2"/></text:span><text:span text:style-name="T35">- na kr</text:span><text:span text:style-name="T36">álovsk</text:span><text:span text:style-name="T37">ý</text:span><text:span text:style-name="T38"><text:s/>hrad Elsinor a<text:s/></text:span><text:span text:style-name="T39">jeho<text:s/></text:span><text:span text:style-name="T40">okolí</text:span><text:span text:style-name="T41"/></text:p>
      <text:p text:style-name="P5"><text:span text:style-name="T42"/></text:p>
      <text:p text:style-name="P5"><text:span text:style-name="T43">Kompozi</text:span><text:span text:style-name="T44">č</text:span><text:span text:style-name="T45">ní výstavba</text:span><text:span text:style-name="T46"><text:s/></text:span><text:span text:style-name="T47">-</text:span><text:span text:style-name="T48"><text:s/></text:span><text:span text:style-name="T49">5 d</text:span><text:span text:style-name="T50">ějstv</text:span><text:span text:style-name="T51">í (expozice, kolize, krize, peripetie, katastrofa), chronologický d</text:span><text:span text:style-name="T52">ě</text:span><text:span text:style-name="T53">j</text:span></text:p>
      <text:p text:style-name="P5"><text:span text:style-name="T54"/></text:p>
      <text:p text:style-name="P6"><text:span text:style-name="T55">Zasazení vý</text:span><text:span text:style-name="T56">ň</text:span><text:span text:style-name="T57">atku do kontextu díla</text:span></text:p>
      <text:p text:style-name="P6"><text:span text:style-name="T58">CITACE - ukázka z knihy</text:span><text:span text:style-name="T59"/></text:p>
      <text:p text:style-name="P7"><text:span text:style-name="T60">Hamletovi se zjeví duch otce. Dozvídá se od n</text:span><text:span text:style-name="T61">ě</text:span><text:span text:style-name="T62">j,<text:s/></text:span><text:span text:style-name="T63">že ho zavraždil Hamletův str</text:span><text:span text:style-name="T64">ýc Claudius. Claudius si vzal Hamletovu matku, Gertrudu, a<text:s/></text:span><text:span text:style-name="T65">tím se<text:s/></text:span><text:span text:style-name="T66">stal králem.</text:span></text:p>
      <text:p text:style-name="P7"><text:span text:style-name="T67">Hamlet se chce pomstít a p</text:span><text:span text:style-name="T68">ř</text:span><text:span text:style-name="T69">edstírá<text:s/></text:span><text:span text:style-name="T70">š</text:span><text:span text:style-name="T71">ílenství.</text:span></text:p>
      <text:p text:style-name="P7"><text:span text:style-name="T72">Na hrad p</text:span><text:span text:style-name="T73">ř</text:span><text:span text:style-name="T74">ijí</text:span><text:span text:style-name="T75">ž</text:span><text:span text:style-name="T76">d</text:span><text:span text:style-name="T77">ěj</text:span><text:span text:style-name="T78">í potulní herci. Hamlet do jejich hry vlo</text:span><text:span text:style-name="T79">ž</text:span><text:span text:style-name="T80">í pasá</text:span><text:span text:style-name="T81">ž</text:span><text:span text:style-name="T82"><text:s/>rekonstruující otcovu vra</text:span><text:span text:style-name="T83">ž</text:span><text:span text:style-name="T84">du. Claudius svým út</text:span><text:span text:style-name="T85">ě</text:span><text:span text:style-name="T86">kem<text:s/></text:span><text:span text:style-name="T87">z</text:span><text:span text:style-name="T88"><text:s/>představen</text:span><text:span text:style-name="T89">í<text:s/></text:span><text:span text:style-name="T90">prozradí<text:s/></text:span><text:span text:style-name="T91">svou vinu.</text:span></text:p>
      <text:p text:style-name="P7"><text:span text:style-name="T92">Claudius zji</text:span><text:span text:style-name="T93">šť</text:span><text:span text:style-name="T94">uje,<text:s/></text:span><text:span text:style-name="T95">že je pro něj Hamlet nebezpečn</text:span><text:span text:style-name="T96">ý, a posílá jej do Anglie s tajným dopisem, aby zde byl Hamlet popraven.</text:span></text:p>
      <text:p text:style-name="P7"><text:span text:style-name="T97">Hamlet dopis vym</text:span><text:span text:style-name="T98">ě</text:span><text:span text:style-name="T99">ní za dopis, ve kterém se pí</text:span><text:span text:style-name="T100">š</text:span><text:span text:style-name="T101">e, aby byli popraveni ti, kte</text:span><text:span text:style-name="T102">ř</text:span><text:span text:style-name="T103">í dopis p</text:span><text:span text:style-name="T104">ř</text:span><text:span text:style-name="T105">inesou, tedy Rosencrantz a Guildenstern. Anglický král je skute</text:span><text:span text:style-name="T106">č</text:span><text:span text:style-name="T107">n</text:span><text:span text:style-name="T108">ě nech</text:span><text:span text:style-name="T109">á popravit. Hamlet se vrací do Dánska, kde se stane sv</text:span><text:span text:style-name="T110">ě</text:span><text:span text:style-name="T111">dkem poh</text:span><text:span text:style-name="T112">řbu Of</text:span><text:span text:style-name="T113">élie, kterou miloval. Ze</text:span><text:span text:style-name="T114">š</text:span><text:span text:style-name="T115">ílela, proto</text:span><text:span text:style-name="T116">ž</text:span><text:span text:style-name="T117">e nemohla p</text:span><text:span text:style-name="T118">řen</text:span><text:span text:style-name="T119">ést p</text:span><text:span text:style-name="T120">ř</text:span><text:span text:style-name="T121">es srdce otcovu smrt, a posléze ne</text:span><text:span text:style-name="T122">šť</text:span><text:span text:style-name="T123">astnou náhodou utonula. Oféliin bratr Laertes se chce za vra</text:span><text:span text:style-name="T124">ž</text:span><text:span text:style-name="T125">du svého otce Polonia pomstít. Claudius se spol</text:span><text:span text:style-name="T126">č</text:span><text:span text:style-name="T127">í s Laertem a poradí mu, aby Hamleta vyzval na souboj. Pro jistotu dá Laertovi ostrý me</text:span><text:span text:style-name="T128">č</text:span><text:span text:style-name="T129">, který je namo</text:span><text:span text:style-name="T130">č</text:span><text:span text:style-name="T131">ený do jedu, zatímco Hamlet zám</text:span><text:span text:style-name="T132">ě</text:span><text:span text:style-name="T133">rn</text:span><text:span text:style-name="T134">ě dost</text:span><text:span text:style-name="T135">ává me</text:span><text:span text:style-name="T136">č</text:span><text:span text:style-name="T137"><text:s/>tupý.</text:span></text:p>
      <text:p text:style-name="P7"><text:span text:style-name="T138">Laertes se setkává s Hamletem u</text:span><text:span text:style-name="T139">ž</text:span><text:span text:style-name="T140"><text:s/>na poh</text:span><text:span text:style-name="T141">řbu Of</text:span><text:span text:style-name="T142">élie. Na záv</text:span><text:span text:style-name="T143">ě</text:span><text:span text:style-name="T144">r dojde k souboji, ve kterém Hamlet,<text:s/></text:span><text:span text:style-name="T145">který v boji získá<text:s/></text:span><text:span text:style-name="T146">otrávený me</text:span><text:span text:style-name="T147">č</text:span><text:span text:style-name="T148">, zabije Laerta, ale<text:s/></text:span><text:span text:style-name="T149">i<text:s/></text:span><text:span text:style-name="T150">sám je zran</text:span><text:span text:style-name="T151">ě</text:span><text:span text:style-name="T152">n. Umírá na otravu jedem</text:span><text:span text:style-name="T153">. Poda</text:span><text:span text:style-name="T154">ří se mu<text:s/></text:span><text:span text:style-name="T155">v</text:span><text:span text:style-name="T156">š</text:span><text:span text:style-name="T157">ak je</text:span><text:span text:style-name="T158">ště zab</text:span><text:span text:style-name="T159">ít podlého Claudia, také otráveným me</text:span><text:span text:style-name="T160">č</text:span><text:span text:style-name="T161">em. Hamletova matka,<text:s/></text:span><text:span text:style-name="T162">která v</text:span><text:span text:style-name="T163">še viděla,</text:span><text:span text:style-name="T164"><text:s/>vypije č</text:span><text:span text:style-name="T165">í</text:span><text:span text:style-name="T166">š</text:span><text:span text:style-name="T167">i otráveného vína, kterou nastra</text:span><text:span text:style-name="T168">ž</text:span><text:span text:style-name="T169">il p</text:span><text:span text:style-name="T170">řed soubojem Claudius. Jedin</text:span><text:span text:style-name="T171">ý<text:s/></text:span><text:span text:style-name="T172">ž</text:span><text:span text:style-name="T173">ivý z</text:span><text:span text:style-name="T174">ů</text:span><text:span text:style-name="T175">stal Horacio, jen</text:span><text:span text:style-name="T176">ž o všem napsal pravdiv</text:span><text:span text:style-name="T177">ý p</text:span><text:span text:style-name="T178">ř</text:span><text:span text:style-name="T179">íb</text:span><text:span text:style-name="T180">ě</text:span><text:span text:style-name="T181">h. </text:span></text:p>
      <text:p text:style-name="P7"><text:span text:style-name="T181"/></text:p>
      <text:p text:style-name="P7"><text:span text:style-name="T181">T</text:span><text:span text:style-name="T182">akto<text:s/></text:span><text:span text:style-name="T183">často končí</text:span><text:span text:style-name="T184"><text:s/>Shakespearovy tragédie<text:s/></text:span><text:span text:style-name="T185">–</text:span><text:span text:style-name="T186"><text:s/>b</text:span><text:span text:style-name="T187">ěhem příběhu postupně um</text:span><text:span text:style-name="T188">írají v</text:span><text:span text:style-name="T189">š</text:span><text:span text:style-name="T190">echny postavy v</text:span><text:span text:style-name="T191">četně té hlavn</text:span><text:span text:style-name="T192">í, která<text:s/></text:span><text:span text:style-name="T193"><text:s/>také na konci<text:s/></text:span><text:span text:style-name="T194">zem</text:span><text:span text:style-name="T195">ř</text:span><text:span text:style-name="T196">e</text:span><text:span text:style-name="T197">.</text:span></text:p>
      <text:p text:style-name="P7"><text:span text:style-name="T198"/></text:p>
      <text:p text:style-name="P7"><text:span text:style-name="T199"><text:s/></text:span><text:span text:style-name="T200">II<text:s/></text:span><text:span text:style-name="T201">č</text:span><text:span text:style-name="T202">ást</text:span></text:p>
      <text:p text:style-name="P8"><text:span text:style-name="T203">Vzprav</text:span><text:span text:style-name="T204">ěč</text:span></text:p>
      <text:p text:style-name="P8"><text:span text:style-name="T205">Postava </text:span></text:p>
      <text:list text:style-name="L9">
        <text:list-item>
          <text:p text:style-name="P9"><text:span text:style-name="T206">Hamlet</text:span><text:span text:style-name="T207">: dánský princ, poté, co se mu zjevil duch jeho otce mluvící o svém zavra</text:span><text:span text:style-name="T208">ž</text:span><text:span text:style-name="T209">d</text:span><text:span text:style-name="T210">ěn</text:span><text:span text:style-name="T211">í, p</text:span><text:span text:style-name="T212">ř</text:span><text:span text:style-name="T213">edstírá<text:s/></text:span><text:span text:style-name="T214">š</text:span><text:span text:style-name="T215">ílenství a sna</text:span><text:span text:style-name="T216">ž</text:span><text:span text:style-name="T217">í se ujistit o oprávn</text:span><text:span text:style-name="T218">ě</text:span><text:span text:style-name="T219">nosti duchova obvin</text:span><text:span text:style-name="T220">ěn</text:span><text:span text:style-name="T221">í. V podstat</text:span><text:span text:style-name="T222">ě</text:span><text:span text:style-name="T223"><text:s/>jsou ve h</text:span><text:span text:style-name="T224">ře dva Hamleti:<text:s/></text:span><text:span text:style-name="T225">„</text:span><text:span text:style-name="T226">š</text:span><text:span text:style-name="T227">ílený“ Hamlet si libuje ve slovních h</text:span><text:span text:style-name="T228">ř</text:span><text:span text:style-name="T229">í</text:span><text:span text:style-name="T230">č</text:span><text:span text:style-name="T231">kách a<text:s/></text:span><text:span text:style-name="T232">„</text:span><text:span text:style-name="T233">racionální“ Hamlet tou</text:span><text:span text:style-name="T234">ž</text:span><text:span text:style-name="T235">í po pomst</text:span><text:span text:style-name="T236">ě</text:span></text:p>
        </text:list-item>
        <text:list-item>
          <text:p text:style-name="P10"><text:span text:style-name="T237">Claudius:<text:s/></text:span><text:span text:style-name="T238">dánský král, Hamlet</text:span><text:span text:style-name="T239">ů</text:span><text:span text:style-name="T240">v strýc, kralovrah, zavra</text:span><text:span text:style-name="T241">ž</text:span><text:span text:style-name="T242">dil svého bratra tak,<text:s/></text:span><text:span text:style-name="T243">ž</text:span><text:span text:style-name="T244">e mu do ucha nalil jed. Je si v</text:span><text:span text:style-name="T245">ědom sv</text:span><text:span text:style-name="T246">ých h</text:span><text:span text:style-name="T247">ř</text:span><text:span text:style-name="T248">ích</text:span><text:span text:style-name="T249">ů</text:span><text:span text:style-name="T250">, prosí Boha o odpu</text:span><text:span text:style-name="T251">š</text:span><text:span text:style-name="T252">t</text:span><text:span text:style-name="T253">ěn</text:span><text:span text:style-name="T254">í, ale ve svém nitru vý</text:span><text:span text:style-name="T255">č</text:span><text:span text:style-name="T256">itky necítí</text:span></text:p>
        </text:list-item>
        <text:list-item>
          <text:p text:style-name="P10"><text:span text:style-name="T257">Gertruda</text:span><text:span text:style-name="T258">: dánská královna, Hamletova matka; Claudius ji poté, co zavra</text:span><text:span text:style-name="T259">ž</text:span><text:span text:style-name="T260">dil Hamletova otce, pojal za man</text:span><text:span text:style-name="T261">želku a stal se kr</text:span><text:span text:style-name="T262">álem</text:span></text:p>
        </text:list-item>
        <text:list-item>
          <text:p text:style-name="P10"><text:span text:style-name="T263">Polonius:<text:s/></text:span><text:span text:style-name="T264">nejvy</text:span><text:span text:style-name="T265">šš</text:span><text:span text:style-name="T266">í komo</text:span><text:span text:style-name="T267">ř</text:span><text:span text:style-name="T268">í, otec Ofélie a Laerta</text:span></text:p>
        </text:list-item>
        <text:list-item>
          <text:p text:style-name="P10"><text:span text:style-name="T269">Ofélie:<text:s/></text:span><text:span text:style-name="T270">Poloniova dcera, mil</text:span><text:span text:style-name="T271">uje</text:span><text:span text:style-name="T272"><text:s/>Hamleta. Poté, co byl její otec zabit a byla odmítnuta Hamletem, ze</text:span><text:span text:style-name="T273">š</text:span><text:span text:style-name="T274">ílela,<text:s/></text:span><text:span text:style-name="T275">v</text:span><text:span text:style-name="T276">šak<text:s/></text:span><text:span text:style-name="T277">na rozdíl od Hamleta skute</text:span><text:span text:style-name="T278">č</text:span><text:span text:style-name="T279">n</text:span><text:span text:style-name="T280">ě. Posl</text:span><text:span text:style-name="T281">éze ne</text:span><text:span text:style-name="T282">šť</text:span><text:span text:style-name="T283">astnou náhodou utone</text:span></text:p>
        </text:list-item>
        <text:list-item>
          <text:p text:style-name="P10"><text:span text:style-name="T284">Laertes</text:span><text:span text:style-name="T285">: Oféliin bratr, jeho p</text:span><text:span text:style-name="T286">ř</text:span><text:span text:style-name="T287">ístup k<text:s/></text:span><text:span text:style-name="T288">ž</text:span><text:span text:style-name="T289">ivotním ztrátám zrcadlí Hamleta</text:span></text:p>
        </text:list-item>
        <text:list-item>
          <text:p text:style-name="P10"><text:span text:style-name="T290">Horacio</text:span><text:span text:style-name="T291">: Hamlet</text:span><text:span text:style-name="T292">ů</text:span><text:span text:style-name="T293">v p</text:span><text:span text:style-name="T294">ř</text:span><text:span text:style-name="T295">ítel</text:span></text:p>
        </text:list-item>
        <text:list-item>
          <text:p text:style-name="P10"><text:span text:style-name="T296">Rosencrantz a Guildenstern</text:span><text:span text:style-name="T297">:</text:span><text:span text:style-name="T298"><text:s/>bývalí Hamletovi spolu</text:span><text:span text:style-name="T299">ž</text:span><text:span text:style-name="T300">áci</text:span></text:p>
        </text:list-item>
      </text:list>
      <text:p text:style-name="P11"><text:span text:style-name="T301"/></text:p>
      <text:p text:style-name="P12"><text:span text:style-name="T302">Typy promluv</text:span></text:p>
      <text:p text:style-name="P12"><text:span text:style-name="T302"/></text:p>
      <text:p text:style-name="P13"><text:span text:style-name="T303">Er-forma</text:span></text:p>
      <text:p text:style-name="P13"><text:span text:style-name="T303">Hamlet</text:span><text:span text:style-name="T304"><text:s/></text:span><text:span text:style-name="T305">-</text:span><text:span text:style-name="T306"><text:s/></text:span><text:span text:style-name="T307">dlouhé filozofické monology, prudké dialogy,</text:span></text:p>
      <text:p text:style-name="P13"><text:span text:style-name="T307">Hamlet: 2 roviny vá</text:span><text:span text:style-name="T308">žn</text:span><text:span text:style-name="T309">ý/</text:span><text:span text:style-name="T310">š</text:span><text:span text:style-name="T311">ílený, sarkastické pozn</text:span><text:span text:style-name="T312">á</text:span><text:span text:style-name="T313">mky</text:span></text:p>
      <text:p text:style-name="P13"><text:span text:style-name="T313">prvky: tragické, komické, satirické.</text:span></text:p>
      <text:p text:style-name="P13"><text:span text:style-name="T314"/></text:p>
      <text:p text:style-name="P13"><text:span text:style-name="T315">Ver</text:span><text:span text:style-name="T316">š</text:span><text:span text:style-name="T317">ová výstavba</text:span></text:p>
      <text:p text:style-name="P13"><text:span text:style-name="T317"/></text:p>
      <text:p text:style-name="P13"><text:span text:style-name="T318">blankverský ver</text:span><text:span text:style-name="T319">š</text:span><text:span text:style-name="T320"><text:s/>- nerýmovaný ver</text:span><text:span text:style-name="T321">š</text:span><text:span text:style-name="T322">, není<text:s/></text:span><text:span text:style-name="T323">ř</text:span><text:span text:style-name="T324">azený do strof</text:span></text:p>
      <text:p text:style-name="P14"><text:span text:style-name="T325"/></text:p>
      <text:p text:style-name="P15"><text:span text:style-name="T326">III<text:s/></text:span><text:span text:style-name="T327">čast</text:span></text:p>
      <text:p text:style-name="P15"><text:span text:style-name="T328">Jazykové prost</text:span><text:span text:style-name="T329">ř</text:span><text:span text:style-name="T330">edky a jejich funkce ve vý</text:span><text:span text:style-name="T331">ň</text:span><text:span text:style-name="T332">atku</text:span><text:span text:style-name="T333"><text:s/></text:span></text:p>
      <text:p text:style-name="P16"><text:span text:style-name="T334">-<text:s/></text:span><text:span text:style-name="T335">komické prvky nejsou odd</text:span><text:span text:style-name="T336">ě</text:span><text:span text:style-name="T337">leny od tragických,<text:s/></text:span><text:span text:style-name="T338">č</text:span><text:span text:style-name="T339">astá jsou obrazná pojmenování, objevuj</text:span><text:span text:style-name="T340">e se</text:span><text:span text:style-name="T341"><text:s/>personifikace, epiteton</text:span><text:span text:style-name="T342"><text:s/></text:span><text:span text:style-name="T343">(es srdce tu chladnost strýce), metafory,<text:s text:c="2"/>oxymórony. Objevují jmenné tvary p</text:span><text:span text:style-name="T344">ř</text:span><text:span text:style-name="T345">ídavných jmen, citov</text:span><text:span text:style-name="T346">ě</text:span><text:span text:style-name="T347"><text:s/>zabarvené výrazy, inverze.</text:span></text:p>
      <text:p text:style-name="P17"><text:span text:style-name="T348">Kontext autorovy tvorby</text:span></text:p>
      <text:list text:style-name="L18">
        <text:list-item>
          <text:p text:style-name="P18"><text:span text:style-name="T349">*1564 -<text:s/></text:span><text:span text:style-name="T350">†</text:span><text:span text:style-name="T351">1616</text:span></text:p>
        </text:list-item>
        <text:list-item>
          <text:p text:style-name="P18"><text:span text:style-name="T352">významný anglický básník, herec, dramatik, klí</text:span><text:span text:style-name="T353">čov</text:span><text:span text:style-name="T354">á postava evropského dramatu</text:span></text:p>
        </text:list-item>
        <text:list-item>
          <text:p text:style-name="P18"><text:span text:style-name="T355">autor 38 her,<text:s/></text:span><text:span text:style-name="T356">154 sonet</text:span><text:span text:style-name="T357">ů,</text:span><text:span text:style-name="T358"><text:s/>dvě dlouh</text:span><text:span text:style-name="T359">é epické básn</text:span><text:span text:style-name="T360">ě</text:span><text:span text:style-name="T361"><text:s/>a n</text:span><text:span text:style-name="T362">ěkolik dalš</text:span><text:span text:style-name="T363">ích básní</text:span></text:p>
        </text:list-item>
        <text:list-item>
          <text:p text:style-name="P18"><text:span text:style-name="T364">z</text:span><text:span text:style-name="T365"><text:s/>rodného Stratfordu ode</text:span><text:span text:style-name="T366">š</text:span><text:span text:style-name="T367">el do Londýna, aby se mohl v</text:span><text:span text:style-name="T368">ě</text:span><text:span text:style-name="T369">novat divadlu</text:span></text:p>
        </text:list-item>
        <text:list-item>
          <text:p text:style-name="P18"><text:span text:style-name="T370">jeho um</text:span><text:span text:style-name="T371">ě</text:span><text:span text:style-name="T372">lecká dráha byla natolik úsp</text:span><text:span text:style-name="T373">ěš</text:span><text:span text:style-name="T374">ná,<text:s/></text:span><text:span text:style-name="T375">ž</text:span><text:span text:style-name="T376">e se stal dokonce spolumajitelem nejslavn</text:span><text:span text:style-name="T377">ějš</text:span><text:span text:style-name="T378">ího londýnského divadla<text:s/></text:span><text:span text:style-name="T379">–</text:span><text:span text:style-name="T380"><text:s/>Globe</text:span></text:p>
        </text:list-item>
        <text:list-item>
          <text:p text:style-name="P19"><text:span text:style-name="T381">j</text:span><text:span text:style-name="T382">eho hry z</text:span><text:span text:style-name="T383">ů</text:span><text:span text:style-name="T384">stávají velmi populární a jsou neustále studovány, uvád</text:span><text:span text:style-name="T385">ě</text:span><text:span text:style-name="T386">ny a interpretovány<text:s text:c="2"/>v r</text:span><text:span text:style-name="T387">ůzn</text:span><text:span text:style-name="T388">ých kulturních a politických souvislostech po celém sv</text:span><text:span text:style-name="T389">ě</text:span><text:span text:style-name="T390">t</text:span><text:span text:style-name="T391">ě</text:span></text:p>
        </text:list-item>
        <text:list-item>
          <text:p text:style-name="P19"><text:span text:style-name="T392">n</text:span><text:span text:style-name="T393">ám</text:span><text:span text:style-name="T394">ě</text:span><text:span text:style-name="T395">ty svých her<text:s/></text:span><text:span text:style-name="T396">č</text:span><text:span text:style-name="T397">erpal z nejr</text:span><text:span text:style-name="T398">ůznějš</text:span><text:span text:style-name="T399">í zdroj</text:span><text:span text:style-name="T400">ů</text:span><text:span text:style-name="T401">: ze<text:s/></text:span><text:span text:style-name="T402">života slavn</text:span><text:span text:style-name="T403">ých osobností, z italských</text:span><text:span text:style-name="T404"><text:s/>a</text:span><text:span text:style-name="T405"><text:s/>francouzkých renesa</text:span><text:span text:style-name="T406">č</text:span><text:span text:style-name="T407">ních povídek i ze starých kronik</text:span></text:p>
        </text:list-item>
        <text:list-item>
          <text:p text:style-name="P20"><text:span text:style-name="T408"><text:s/>psal p</text:span><text:span text:style-name="T409">ředevš</text:span><text:span text:style-name="T410">ím komedie a historická dramata,<text:s/></text:span><text:span text:style-name="T411">č</text:span><text:span text:style-name="T412">asto zpracovával staré nám</text:span><text:span text:style-name="T413">ě</text:span><text:span text:style-name="T414">ty z anglické minulosti a z antiky</text:span></text:p>
        </text:list-item>
        <text:list-item>
          <text:p text:style-name="P20"><text:span text:style-name="T415">cítí<text:s/></text:span><text:span text:style-name="T416">zklamání a roz</text:span><text:span text:style-name="T417">č</text:span><text:span text:style-name="T418">arování nad vývojem spole</text:span><text:span text:style-name="T419">č</text:span><text:span text:style-name="T420">nosti, do jeho tvorby vniká pesimismus</text:span><text:span text:style-name="T421">,</text:span><text:span text:style-name="T422"><text:s/>pí</text:span><text:span text:style-name="T423">š</text:span><text:span text:style-name="T424">e tragédie a sonety</text:span></text:p>
        </text:list-item>
        <text:list-item>
          <text:p text:style-name="P20"><text:span text:style-name="T425">smi</text:span><text:span text:style-name="T426">ř</text:span><text:span text:style-name="T427">uje se se<text:s/></text:span><text:span text:style-name="T428">životem, hry maj</text:span><text:span text:style-name="T429">í charakter tzv. romance (obsahují prvky tragédie i komedie</text:span><text:span text:style-name="T430">)</text:span><text:span text:style-name="T431"/></text:p>
        </text:list-item>
      </text:list>
      <text:p text:style-name="P21"><text:span text:style-name="T432">Dal</text:span><text:span text:style-name="T433">š</text:span><text:span text:style-name="T434">í díla</text:span><text:span text:style-name="T435">: tragédie - Král Lear, Macbeth, Romeo a Julie</text:span></text:p>
      <text:p text:style-name="P21"><text:span text:style-name="T436"><text:s text:c="18"/></text:span><text:span text:style-name="T437"><text:s/>komedie - P</text:span><text:span text:style-name="T438">ř</text:span><text:span text:style-name="T439">íli</text:span><text:span text:style-name="T440">š</text:span><text:span text:style-name="T441"><text:s/>povyku pro nic, Jak je d</text:span><text:span text:style-name="T442">ůležit</text:span><text:span text:style-name="T443">é míti Filip</text:span><text:span text:style-name="T444">a</text:span></text:p>
      <text:p text:style-name="P21"><text:span text:style-name="T444"><text:s text:c="18"/></text:span><text:span text:style-name="T445"><text:s/>pohádkov</text:span><text:span text:style-name="T446">á díla</text:span><text:span text:style-name="T447"><text:s/>- Bou</text:span><text:span text:style-name="T448">ř</text:span><text:span text:style-name="T449">e, Zimní pohádka</text:span></text:p>
      <text:p text:style-name="P22"><text:span text:style-name="T450">Shakespearovo dílo m</text:span><text:span text:style-name="T451">ě</text:span><text:span text:style-name="T452">lo trvalý vliv na pozd</text:span><text:span text:style-name="T453">ě</text:span><text:span text:style-name="T454">j</text:span><text:span text:style-name="T455">š</text:span><text:span text:style-name="T456">í divadlo a literaturu </text:span></text:p>
      <text:p text:style-name="P23"><text:span text:style-name="T457"/></text:p>
      <text:p text:style-name="P23"><text:span text:style-name="T458">RENESANCE</text:span></text:p>
      <text:p text:style-name="P24"><text:span text:style-name="T459">•</text:span><text:span text:style-name="T460"><text:s/></text:span><text:span text:style-name="T461">z francouz</text:span><text:span text:style-name="T462">štiny = znovuzrozen</text:span><text:span text:style-name="T463">í, jedna z nejv</text:span><text:span text:style-name="T464">ě</text:span><text:span text:style-name="T465">t</text:span><text:span text:style-name="T466">š</text:span><text:span text:style-name="T467">ích kulturních epoch v Evrop</text:span><text:span text:style-name="T468">ě</text:span><text:span text:style-name="T469">, obrození</text:span></text:p>
      <text:p text:style-name="P25"><text:span text:style-name="T470">•</text:span><text:span text:style-name="T471"><text:s/></text:span><text:span text:style-name="T472">vznikla ve 14. století a trvala a</text:span><text:span text:style-name="T473">ž do 16. stolet</text:span><text:span text:style-name="T474">í</text:span></text:p>
      <text:p text:style-name="P25"><text:span text:style-name="T474"/></text:p>
      <text:p text:style-name="P26"><text:span text:style-name="T475">HLAVNÍ MYŠLENKA</text:span></text:p>
      <text:p text:style-name="P26"><text:span text:style-name="T475">-<text:s/></text:span><text:span text:style-name="T476">zlikvidovat feudální ideologii (popírány hodnoty církve)</text:span></text:p>
      <text:p text:style-name="P27"><text:span text:style-name="T477">•</text:span><text:span text:style-name="T478">zvý</text:span><text:span text:style-name="T479">šen</text:span><text:span text:style-name="T480">ý zájem o plavby, vynálezy</text:span></text:p>
      <text:p text:style-name="P27"><text:span text:style-name="T481">•</text:span><text:span text:style-name="T482">my</text:span><text:span text:style-name="T483">šlen</text:span><text:span text:style-name="T484">í sm</text:span><text:span text:style-name="T485">ěř</text:span><text:span text:style-name="T486">ovalo k<text:s/></text:span><text:span text:style-name="T487">člověku</text:span></text:p>
      <text:p text:style-name="P27"><text:span text:style-name="T488">•</text:span><text:span text:style-name="T489">u</text:span><text:span text:style-name="T490">čen</text:span><text:span text:style-name="T491">í se odklání od Boha práv</text:span><text:span text:style-name="T492">ě</text:span><text:span text:style-name="T493"><text:s/>k<text:s/></text:span><text:span text:style-name="T494">člověku, člověk je středobodem</text:span></text:p>
      <text:p text:style-name="P27"><text:span text:style-name="T495">•</text:span><text:span text:style-name="T496">velký rozvoj v</text:span><text:span text:style-name="T497">ěd</text:span></text:p>
      <text:p text:style-name="P27"><text:span text:style-name="T498">•</text:span><text:span text:style-name="T499">návrat k antice, harmonie du</text:span><text:span text:style-name="T500">še a těla, mnoho vzorů vhodn</text:span><text:span text:style-name="T501">ých k napodobování</text:span></text:p>
      <text:p text:style-name="P27"><text:span text:style-name="T502">•</text:span><text:span text:style-name="T503">vznikla v Itálii, v severo</text:span><text:span text:style-name="T504">-</text:span><text:span text:style-name="T505"><text:s/>a st</text:span><text:span text:style-name="T506">ředoItalsk</text:span><text:span text:style-name="T507">ých m</text:span><text:span text:style-name="T508">ě</text:span><text:span text:style-name="T509">stech jako d</text:span><text:span text:style-name="T510">ůsledek rychl</text:span><text:span text:style-name="T511">ého rozvoje ji</text:span><text:span text:style-name="T512">ž</text:span><text:span text:style-name="T513"><text:s/>zmín</text:span><text:span text:style-name="T514">ě</text:span><text:span text:style-name="T515">ných m</text:span><text:span text:style-name="T516">ě</text:span><text:span text:style-name="T517">st</text:span></text:p>
      <text:p text:style-name="P27"><text:span text:style-name="T517"/></text:p>
      <text:p text:style-name="P28"><text:span text:style-name="T518">Literární/obecn</text:span><text:span text:style-name="T519">ě</text:span><text:span text:style-name="T520"><text:s/>kulturní kontext</text:span></text:p>
      <text:p text:style-name="P28"><text:span text:style-name="T520"/></text:p>
      <text:p text:style-name="P29"><text:span text:style-name="T521">+<text:s/></text:span><text:span text:style-name="T522">Choseur (Canterburské povídky)</text:span></text:p>
      <text:p text:style-name="P29"><text:span text:style-name="T523">+<text:s/></text:span><text:span text:style-name="T524">Marlowe (Doktor Faust)</text:span></text:p>
      <text:p text:style-name="P29"><text:span text:style-name="T525">+<text:s/></text:span><text:span text:style-name="T526">Itálie - Petrarcha (Sonety)</text:span></text:p>
      <text:p text:style-name="P29"><text:span text:style-name="T527">+<text:s/></text:span><text:span text:style-name="T528">Alighieri (Bo</text:span><text:span text:style-name="T529">ž</text:span><text:span text:style-name="T530">ská komedie)</text:span></text:p>
      <text:p text:style-name="P29"><text:span text:style-name="T531">+<text:s/></text:span><text:span text:style-name="T532">Bocaccio (Dekameron)</text:span></text:p>
      <text:p text:style-name="P29"><text:span text:style-name="T533">+<text:s/></text:span><text:span text:style-name="T534">Machiavelli (Vlada</text:span><text:span text:style-name="T535">ř</text:span><text:span text:style-name="T536">)</text:span></text:p>
      <text:p text:style-name="P29"><text:span text:style-name="T537">+<text:s/></text:span><text:span text:style-name="T538">Cervantes y Saavedra (Don Quijote)</text:span></text:p>
      <text:p text:style-name="P29"><text:span text:style-name="T539">+ ve<text:s/></text:span><text:span text:style-name="T540">Franci</text:span><text:span text:style-name="T541">i</text:span><text:span text:style-name="T542"><text:s/>- F. Villon (Velký Testament)</text:span></text:p>
      <text:p text:style-name="P30"><text:span text:style-name="T5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